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Kernel</text:p>
          </table:table-cell>
          <table:table-cell office:value-type="string">
            <text:p>Par-Time</text:p>
          </table:table-cell>
          <table:table-cell office:value-type="string">
            <text:p>Total-time</text:p>
          </table:table-cell>
          <table:table-cell office:value-type="string">
            <text:p>Alpha</text:p>
          </table:table-cell>
          <table:table-cell office:value-type="string">
            <text:p>Util</text:p>
          </table:table-cell>
          <table:table-cell office:value-type="string">
            <text:p>S2</text:p>
          </table:table-cell>
          <table:table-cell office:value-type="string">
            <text:p>S4</text:p>
          </table:table-cell>
          <table:table-cell office:value-type="string">
            <text:p>S8</text:p>
          </table:table-cell>
          <table:table-cell office:value-type="string">
            <text:p>S12</text:p>
          </table:table-cell>
          <table:table-cell office:value-type="string">
            <text:p>S16</text:p>
          </table:table-cell>
          <table:table-cell office:value-type="string">
            <text:p>S20</text:p>
          </table:table-cell>
          <table:table-cell office:value-type="string">
            <text:p>S24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34.72">
            <text:p>234.72</text:p>
          </table:table-cell>
          <table:table-cell office:value-type="float" office:value="234.84">
            <text:p>234.84</text:p>
          </table:table-cell>
          <table:table-cell office:value-type="float" office:value="0.0005109862">
            <text:p>0.0005109862</text:p>
          </table:table-cell>
          <table:table-cell office:value-type="float" office:value="0.3215">
            <text:p>0.3215</text:p>
          </table:table-cell>
          <table:table-cell office:value-type="float" office:value="1.87">
            <text:p>1.87</text:p>
          </table:table-cell>
          <table:table-cell office:value-type="float" office:value="3.7365155131">
            <text:p>3.7365155131</text:p>
          </table:table-cell>
          <table:table-cell office:value-type="float" office:value="5.6357091433">
            <text:p>5.6357091433</text:p>
          </table:table-cell>
          <table:table-cell office:value-type="float" office:value="7.5100735529">
            <text:p>7.5100735529</text:p>
          </table:table-cell>
          <table:table-cell office:value-type="float" office:value="6.9029982363">
            <text:p>6.9029982363</text:p>
          </table:table-cell>
          <table:table-cell office:value-type="float" office:value="7.6321091973">
            <text:p>7.6321091973</text:p>
          </table:table-cell>
          <table:table-cell office:value-type="float" office:value="5.1074380165">
            <text:p>5.1074380165</text:p>
          </table:table-cell>
        </table:table-row>
        <table:table-row table:style-name="ro1">
          <table:table-cell office:value-type="string">
            <text:p>Lud</text:p>
          </table:table-cell>
          <table:table-cell office:value-type="float" office:value="7.53">
            <text:p>7.53</text:p>
          </table:table-cell>
          <table:table-cell office:value-type="float" office:value="7.6">
            <text:p>7.6</text:p>
          </table:table-cell>
          <table:table-cell office:value-type="float" office:value="0.0092105263">
            <text:p>0.0092105263</text:p>
          </table:table-cell>
          <table:table-cell office:value-type="float" office:value="0.5225">
            <text:p>0.5225</text:p>
          </table:table-cell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office:value-type="float" office:value="5.1700680272">
            <text:p>5.1700680272</text:p>
          </table:table-cell>
          <table:table-cell office:value-type="float" office:value="6.08">
            <text:p>6.08</text:p>
          </table:table-cell>
          <table:table-cell office:value-type="float" office:value="6.2295081967">
            <text:p>6.2295081967</text:p>
          </table:table-cell>
          <table:table-cell office:value-type="float" office:value="7.949790795">
            <text:p>7.949790795</text:p>
          </table:table-cell>
          <table:table-cell office:value-type="float" office:value="8.5778781038">
            <text:p>8.5778781038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0.27965">
            <text:p>0.27965</text:p>
          </table:table-cell>
          <table:table-cell office:value-type="float" office:value="2.107">
            <text:p>2.107</text:p>
          </table:table-cell>
          <table:table-cell office:value-type="float" office:value="0.8672757475">
            <text:p>0.8672757475</text:p>
          </table:table-cell>
          <table:table-cell office:value-type="float" office:value="0.2675">
            <text:p>0.2675</text:p>
          </table:table-cell>
          <table:table-cell office:value-type="float" office:value="1.0482587065">
            <text:p>1.0482587065</text:p>
          </table:table-cell>
          <table:table-cell office:value-type="float" office:value="1.0805128205">
            <text:p>1.0805128205</text:p>
          </table:table-cell>
          <table:table-cell office:value-type="float" office:value="1.1420054201">
            <text:p>1.1420054201</text:p>
          </table:table-cell>
          <table:table-cell office:value-type="float" office:value="1.1837078652">
            <text:p>1.1837078652</text:p>
          </table:table-cell>
          <table:table-cell office:value-type="float" office:value="1.1937677054">
            <text:p>1.1937677054</text:p>
          </table:table-cell>
          <table:table-cell office:value-type="float" office:value="1.2394117647">
            <text:p>1.2394117647</text:p>
          </table:table-cell>
          <table:table-cell office:value-type="float" office:value="1.1576923077">
            <text:p>1.1576923077</text:p>
          </table:table-cell>
        </table:table-row>
        <table:table-row table:style-name="ro1">
          <table:table-cell office:value-type="string">
            <text:p>Srad</text:p>
          </table:table-cell>
          <table:table-cell office:value-type="float" office:value="4.615">
            <text:p>4.615</text:p>
          </table:table-cell>
          <table:table-cell office:value-type="float" office:value="5.63">
            <text:p>5.63</text:p>
          </table:table-cell>
          <table:table-cell office:value-type="float" office:value="0.1802841918">
            <text:p>0.1802841918</text:p>
          </table:table-cell>
          <table:table-cell office:value-type="float" office:value="0.32325">
            <text:p>0.32325</text:p>
          </table:table-cell>
          <table:table-cell office:value-type="float" office:value="1.6461988304">
            <text:p>1.6461988304</text:p>
          </table:table-cell>
          <table:table-cell office:value-type="float" office:value="2.5022222222">
            <text:p>2.5022222222</text:p>
          </table:table-cell>
          <table:table-cell office:value-type="float" office:value="3.4539877301">
            <text:p>3.4539877301</text:p>
          </table:table-cell>
          <table:table-cell office:value-type="float" office:value="3.8827586207">
            <text:p>3.8827586207</text:p>
          </table:table-cell>
          <table:table-cell office:value-type="float" office:value="3.51875">
            <text:p>3.51875</text:p>
          </table:table-cell>
          <table:table-cell office:value-type="float" office:value="3.8827586207">
            <text:p>3.8827586207</text:p>
          </table:table-cell>
          <table:table-cell office:value-type="float" office:value="3.5408805031">
            <text:p>3.5408805031</text:p>
          </table:table-cell>
        </table:table-row>
        <table:table-row table:style-name="ro1">
          <table:table-cell office:value-type="string">
            <text:p>Backprop</text:p>
          </table:table-cell>
          <table:table-cell office:value-type="float" office:value="4.68003">
            <text:p>4.68003</text:p>
          </table:table-cell>
          <table:table-cell office:value-type="float" office:value="9.017">
            <text:p>9.017</text:p>
          </table:table-cell>
          <table:table-cell office:value-type="float" office:value="0.4809770434">
            <text:p>0.4809770434</text:p>
          </table:table-cell>
          <table:table-cell office:value-type="float" office:value="0.355">
            <text:p>0.355</text:p>
          </table:table-cell>
          <table:table-cell office:value-type="float" office:value="1.27">
            <text:p>1.27</text:p>
          </table:table-cell>
          <table:table-cell office:value-type="float" office:value="1.3861644889">
            <text:p>1.3861644889</text:p>
          </table:table-cell>
          <table:table-cell office:value-type="float" office:value="1.4830592105">
            <text:p>1.4830592105</text:p>
          </table:table-cell>
          <table:table-cell table:number-columns-repeated="2" office:value-type="float" office:value="1.3872307692">
            <text:p>1.3872307692</text:p>
          </table:table-cell>
          <table:table-cell office:value-type="float" office:value="1.3893682589">
            <text:p>1.3893682589</text:p>
          </table:table-cell>
          <table:table-cell office:value-type="float" office:value="1.3787461774">
            <text:p>1.3787461774</text:p>
          </table:table-cell>
        </table:table-row>
        <table:table-row table:style-name="ro1">
          <table:table-cell office:value-type="string">
            <text:p>Lavamd</text:p>
          </table:table-cell>
          <table:table-cell office:value-type="float" office:value="44.8">
            <text:p>44.8</text:p>
          </table:table-cell>
          <table:table-cell office:value-type="float" office:value="45.01">
            <text:p>45.01</text:p>
          </table:table-cell>
          <table:table-cell office:value-type="float" office:value="0.0046656299">
            <text:p>0.0046656299</text:p>
          </table:table-cell>
          <table:table-cell office:value-type="float" office:value="0.51">
            <text:p>0.51</text:p>
          </table:table-cell>
          <table:table-cell office:value-type="float" office:value="1.9210413999">
            <text:p>1.9210413999</text:p>
          </table:table-cell>
          <table:table-cell office:value-type="float" office:value="3.5440944882">
            <text:p>3.5440944882</text:p>
          </table:table-cell>
          <table:table-cell office:value-type="float" office:value="6.7078986587">
            <text:p>6.7078986587</text:p>
          </table:table-cell>
          <table:table-cell office:value-type="float" office:value="9.5158562368">
            <text:p>9.5158562368</text:p>
          </table:table-cell>
          <table:table-cell office:value-type="float" office:value="10.2528473804">
            <text:p>10.2528473804</text:p>
          </table:table-cell>
          <table:table-cell office:value-type="float" office:value="12.3653846154">
            <text:p>12.3653846154</text:p>
          </table:table-cell>
          <table:table-cell office:value-type="float" office:value="13.7225609756">
            <text:p>13.7225609756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float" office:value="11.873">
            <text:p>11.873</text:p>
          </table:table-cell>
          <table:table-cell office:value-type="float" office:value="15.25">
            <text:p>15.25</text:p>
          </table:table-cell>
          <table:table-cell office:value-type="float" office:value="0.221442623">
            <text:p>0.221442623</text:p>
          </table:table-cell>
          <table:table-cell office:value-type="float" office:value="0.3925">
            <text:p>0.3925</text:p>
          </table:table-cell>
          <table:table-cell office:value-type="float" office:value="1.549796748">
            <text:p>1.549796748</text:p>
          </table:table-cell>
          <table:table-cell office:value-type="float" office:value="2.117761422">
            <text:p>2.117761422</text:p>
          </table:table-cell>
          <table:table-cell office:value-type="float" office:value="2.652173913">
            <text:p>2.652173913</text:p>
          </table:table-cell>
          <table:table-cell office:value-type="float" office:value="3.0439121756">
            <text:p>3.0439121756</text:p>
          </table:table-cell>
          <table:table-cell office:value-type="float" office:value="3.190376569">
            <text:p>3.190376569</text:p>
          </table:table-cell>
          <table:table-cell office:value-type="float" office:value="3.2515991471">
            <text:p>3.2515991471</text:p>
          </table:table-cell>
          <table:table-cell office:value-type="float" office:value="3.2585470085">
            <text:p>3.2585470085</text:p>
          </table:table-cell>
        </table:table-row>
        <table:table-row table:style-name="ro1">
          <table:table-cell office:value-type="string">
            <text:p>kmeans</text:p>
          </table:table-cell>
          <table:table-cell office:value-type="float" office:value="22.35">
            <text:p>22.35</text:p>
          </table:table-cell>
          <table:table-cell office:value-type="float" office:value="24.52">
            <text:p>24.52</text:p>
          </table:table-cell>
          <table:table-cell office:value-type="float" office:value="0.0884991843">
            <text:p>0.0884991843</text:p>
          </table:table-cell>
          <table:table-cell office:value-type="float" office:value="0.675">
            <text:p>0.675</text:p>
          </table:table-cell>
          <table:table-cell office:value-type="float" office:value="1.4272409779">
            <text:p>1.4272409779</text:p>
          </table:table-cell>
          <table:table-cell office:value-type="float" office:value="2.171833481">
            <text:p>2.171833481</text:p>
          </table:table-cell>
          <table:table-cell office:value-type="float" office:value="2.6365591398">
            <text:p>2.6365591398</text:p>
          </table:table-cell>
          <table:table-cell office:value-type="float" office:value="2.7274749722">
            <text:p>2.7274749722</text:p>
          </table:table-cell>
          <table:table-cell office:value-type="float" office:value="3.0346534653">
            <text:p>3.0346534653</text:p>
          </table:table-cell>
          <table:table-cell office:value-type="float" office:value="3.188556567">
            <text:p>3.188556567</text:p>
          </table:table-cell>
          <table:table-cell office:value-type="float" office:value="3.2519893899">
            <text:p>3.2519893899</text:p>
          </table:table-cell>
        </table:table-row>
        <table:table-row table:style-name="ro1">
          <table:table-cell office:value-type="string">
            <text:p>Path Finder</text:p>
          </table:table-cell>
          <table:table-cell office:value-type="float" office:value="20.94">
            <text:p>20.94</text:p>
          </table:table-cell>
          <table:table-cell office:value-type="float" office:value="36.236">
            <text:p>36.236</text:p>
          </table:table-cell>
          <table:table-cell office:value-type="float" office:value="0.422121647">
            <text:p>0.422121647</text:p>
          </table:table-cell>
          <table:table-cell office:value-type="float" office:value="0.3475">
            <text:p>0.3475</text:p>
          </table:table-cell>
          <table:table-cell office:value-type="float" office:value="1.3920860546">
            <text:p>1.3920860546</text:p>
          </table:table-cell>
          <table:table-cell office:value-type="float" office:value="1.7454720617">
            <text:p>1.7454720617</text:p>
          </table:table-cell>
          <table:table-cell office:value-type="float" office:value="1.9757906216">
            <text:p>1.9757906216</text:p>
          </table:table-cell>
          <table:table-cell office:value-type="float" office:value="2.011993337">
            <text:p>2.011993337</text:p>
          </table:table-cell>
          <table:table-cell office:value-type="float" office:value="2.0825287356">
            <text:p>2.0825287356</text:p>
          </table:table-cell>
          <table:table-cell office:value-type="float" office:value="2.0518686297">
            <text:p>2.0518686297</text:p>
          </table:table-cell>
          <table:table-cell office:value-type="float" office:value="2.0472316384">
            <text:p>2.0472316384</text:p>
          </table:table-cell>
        </table:table-row>
        <table:table-row table:style-name="ro1">
          <table:table-cell office:value-type="string">
            <text:p>B+tree</text:p>
          </table:table-cell>
          <table:table-cell office:value-type="float" office:value="3.57">
            <text:p>3.57</text:p>
          </table:table-cell>
          <table:table-cell office:value-type="float" office:value="6.4">
            <text:p>6.4</text:p>
          </table:table-cell>
          <table:table-cell office:value-type="float" office:value="0.4421875">
            <text:p>0.4421875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1.0031347962">
            <text:p>1.0031347962</text:p>
          </table:table-cell>
          <table:table-cell office:value-type="float" office:value="1.0406504065">
            <text:p>1.0406504065</text:p>
          </table:table-cell>
          <table:table-cell office:value-type="float" office:value="1.0047095761">
            <text:p>1.0047095761</text:p>
          </table:table-cell>
          <table:table-cell office:value-type="float" office:value="0.9891808346">
            <text:p>0.9891808346</text:p>
          </table:table-cell>
          <table:table-cell office:value-type="float" office:value="1">
            <text:p>1</text:p>
          </table:table-cell>
          <table:table-cell office:value-type="float" office:value="0.992248062">
            <text:p>0.992248062</text:p>
          </table:table-cell>
        </table:table-row>
        <table:table-row table:style-name="ro1">
          <table:table-cell office:value-type="string">
            <text:p>Heartwall</text:p>
          </table:table-cell>
          <table:table-cell office:value-type="float" office:value="102.95">
            <text:p>102.95</text:p>
          </table:table-cell>
          <table:table-cell office:value-type="float" office:value="103.045">
            <text:p>103.045</text:p>
          </table:table-cell>
          <table:table-cell office:value-type="float" office:value="0.0009219273">
            <text:p>0.0009219273</text:p>
          </table:table-cell>
          <table:table-cell office:value-type="float" office:value="0.6625">
            <text:p>0.6625</text:p>
          </table:table-cell>
          <table:table-cell office:value-type="float" office:value="1.9646329838">
            <text:p>1.9646329838</text:p>
          </table:table-cell>
          <table:table-cell office:value-type="float" office:value="3.8235621521">
            <text:p>3.8235621521</text:p>
          </table:table-cell>
          <table:table-cell office:value-type="float" office:value="6.5466963151">
            <text:p>6.5466963151</text:p>
          </table:table-cell>
          <table:table-cell office:value-type="float" office:value="8.1073957514">
            <text:p>8.1073957514</text:p>
          </table:table-cell>
          <table:table-cell office:value-type="float" office:value="8.3100806452">
            <text:p>8.3100806452</text:p>
          </table:table-cell>
          <table:table-cell office:value-type="float" office:value="9.0549209139">
            <text:p>9.0549209139</text:p>
          </table:table-cell>
          <table:table-cell office:value-type="float" office:value="9.2004464286">
            <text:p>9.2004464286</text:p>
          </table:table-cell>
        </table:table-row>
        <table:table-row table:style-name="ro1">
          <table:table-cell office:value-type="string">
            <text:p>Hotspot</text:p>
          </table:table-cell>
          <table:table-cell office:value-type="float" office:value="0.277">
            <text:p>0.277</text:p>
          </table:table-cell>
          <table:table-cell office:value-type="float" office:value="5.205">
            <text:p>5.205</text:p>
          </table:table-cell>
          <table:table-cell office:value-type="float" office:value="0.9467819404">
            <text:p>0.9467819404</text:p>
          </table:table-cell>
          <table:table-cell office:value-type="float" office:value="0.6625">
            <text:p>0.6625</text:p>
          </table:table-cell>
          <table:table-cell office:value-type="float" office:value="1.0957894737">
            <text:p>1.0957894737</text:p>
          </table:table-cell>
          <table:table-cell office:value-type="float" office:value="1.100422833">
            <text:p>1.100422833</text:p>
          </table:table-cell>
          <table:table-cell office:value-type="float" office:value="1.0579268293">
            <text:p>1.0579268293</text:p>
          </table:table-cell>
          <table:table-cell office:value-type="float" office:value="1.093487395">
            <text:p>1.093487395</text:p>
          </table:table-cell>
          <table:table-cell office:value-type="float" office:value="1.1464757709">
            <text:p>1.1464757709</text:p>
          </table:table-cell>
          <table:table-cell office:value-type="float" office:value="1.0731958763">
            <text:p>1.0731958763</text:p>
          </table:table-cell>
          <table:table-cell office:value-type="float" office:value="1.0889121339">
            <text:p>1.0889121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8-04-01T09:04:19</dc:date>
    <dc:creator>Mohsin Khan</dc:creator>
    <meta:editing-duration>PT4S</meta:editing-duration>
    <meta:editing-cycles>2</meta:editing-cycles>
    <meta:document-statistic meta:table-count="1" meta:cell-count="156" meta:object-count="0"/>
  </office:meta>
</office:document-meta>
</file>